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F7CF52F3A8F59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278in" table:align="left"/>
    </style:style>
    <style:style style:name="Table1.A" style:family="table-column">
      <style:table-column-properties style:column-width="3.2208in"/>
    </style:style>
    <style:style style:name="Table1.B" style:family="table-column">
      <style:table-column-properties style:column-width="0.1069in"/>
    </style:style>
    <style:style style:name="Table1.A1" style:family="table-cell">
      <style:table-cell-properties style:vertical-align="middle" fo:padding="0.0194in" fo:border="none"/>
    </style:style>
    <style:style style:name="Table1.B3" style:family="table-cell">
      <style:table-cell-properties fo:padding="0.0194in" fo:border="none"/>
    </style:style>
    <style:style style:name="Table2" style:family="table">
      <style:table-properties style:width="5.2167in" table:align="left"/>
    </style:style>
    <style:style style:name="Table2.A" style:family="table-column">
      <style:table-column-properties style:column-width="0.0861in"/>
    </style:style>
    <style:style style:name="Table2.B" style:family="table-column">
      <style:table-column-properties style:column-width="5.1306in"/>
    </style:style>
    <style:style style:name="Table2.A1" style:family="table-cell">
      <style:table-cell-properties style:vertical-align="middle" fo:padding="0.0194in" fo:border="none"/>
    </style:style>
    <style:style style:name="P1" style:family="paragraph" style:parent-style-name="Preformatted_20_Text">
      <style:text-properties officeooo:rsid="0002d5b9" officeooo:paragraph-rsid="0002d5b9"/>
    </style:style>
    <style:style style:name="P2" style:family="paragraph" style:parent-style-name="Preformatted_20_Text">
      <style:text-properties officeooo:rsid="000474b2" officeooo:paragraph-rsid="000474b2"/>
    </style:style>
    <style:style style:name="P3" style:family="paragraph" style:parent-style-name="Preformatted_20_Text">
      <style:text-properties fo:color="#000000" style:font-name="DejaVu Sans Mono" fo:font-size="11.3000001907349pt" officeooo:rsid="00047208" officeooo:paragraph-rsid="0002d5b9"/>
    </style:style>
    <style:style style:name="P4" style:family="paragraph" style:parent-style-name="Preformatted_20_Text">
      <style:text-properties fo:color="#000000" style:font-name="DejaVu Sans Mono" fo:font-size="11.3000001907349pt" officeooo:rsid="000474b2" officeooo:paragraph-rsid="000474b2"/>
    </style:style>
    <style:style style:name="P5" style:family="paragraph" style:parent-style-name="Preformatted_20_Text">
      <style:text-properties fo:color="#000000" style:font-name="DejaVu Sans Mono" fo:font-size="11.3000001907349pt" officeooo:rsid="00055d3a" officeooo:paragraph-rsid="000474b2"/>
    </style:style>
    <style:style style:name="P6" style:family="paragraph" style:parent-style-name="Preformatted_20_Text">
      <style:text-properties fo:color="#000000" style:font-name="DejaVu Sans Mono" fo:font-size="11.3000001907349pt" officeooo:rsid="00055d3a" officeooo:paragraph-rsid="00055d3a"/>
    </style:style>
    <style:style style:name="P7" style:family="paragraph" style:parent-style-name="Preformatted_20_Text">
      <style:text-properties fo:color="#000000" style:font-name="DejaVu Sans Mono" fo:font-size="11.3000001907349pt" officeooo:rsid="000474b2" officeooo:paragraph-rsid="000474b2" fo:background-color="#ffff00"/>
    </style:style>
    <style:style style:name="P8" style:family="paragraph" style:parent-style-name="Preformatted_20_Text">
      <style:text-properties fo:color="#000000" style:font-name="DejaVu Sans Mono" fo:font-size="11.3000001907349pt" officeooo:rsid="0009b3f2" officeooo:paragraph-rsid="0009b3f2" fo:background-color="#ffff00"/>
    </style:style>
    <style:style style:name="P9" style:family="paragraph" style:parent-style-name="Preformatted_20_Text">
      <style:text-properties fo:color="#000000" style:font-name="DejaVu Sans Mono" fo:font-size="11.3000001907349pt" officeooo:rsid="00055d3a" officeooo:paragraph-rsid="00055d3a" fo:background-color="#ffff00"/>
    </style:style>
    <style:style style:name="P10" style:family="paragraph" style:parent-style-name="Preformatted_20_Text">
      <style:text-properties fo:color="#000000" style:font-name="DejaVu Sans Mono" fo:font-size="11.3000001907349pt" officeooo:rsid="000705df" officeooo:paragraph-rsid="000705df"/>
    </style:style>
    <style:style style:name="P11" style:family="paragraph" style:parent-style-name="Preformatted_20_Text">
      <style:text-properties fo:color="#000000" style:font-name="DejaVu Sans Mono" fo:font-size="11.3000001907349pt" officeooo:rsid="0009b3f2" officeooo:paragraph-rsid="0009b3f2"/>
    </style:style>
    <style:style style:name="P12" style:family="paragraph" style:parent-style-name="Preformatted_20_Text">
      <style:text-properties fo:color="#000000" style:font-name="DejaVu Sans Mono" fo:font-size="11.3000001907349pt" fo:font-weight="bold" officeooo:rsid="000d655f" officeooo:paragraph-rsid="000d655f"/>
    </style:style>
    <style:style style:name="P13" style:family="paragraph" style:parent-style-name="Preformatted_20_Text">
      <style:text-properties fo:color="#000000" style:font-name="DejaVu Sans Mono" fo:font-size="11.3000001907349pt" fo:font-weight="bold" officeooo:rsid="000e35b3" officeooo:paragraph-rsid="000e35b3"/>
    </style:style>
    <style:style style:name="P14" style:family="paragraph" style:parent-style-name="Preformatted_20_Text">
      <style:text-properties fo:color="#000000" style:font-name="DejaVu Sans Mono" fo:font-size="11.3000001907349pt" fo:font-weight="bold" officeooo:rsid="000f528d" officeooo:paragraph-rsid="000f528d"/>
    </style:style>
    <style:style style:name="P15" style:family="paragraph" style:parent-style-name="Preformatted_20_Text">
      <style:text-properties fo:color="#000000" style:font-name="DejaVu Sans Mono" fo:font-size="11.3000001907349pt" fo:font-weight="bold" officeooo:rsid="001067dc" officeooo:paragraph-rsid="001067dc"/>
    </style:style>
    <style:style style:name="P16" style:family="paragraph" style:parent-style-name="Preformatted_20_Text">
      <style:text-properties fo:color="#000000" style:font-name="DejaVu Sans Mono" fo:font-size="11.3000001907349pt" fo:font-weight="bold" officeooo:rsid="0011973b" officeooo:paragraph-rsid="0011973b"/>
    </style:style>
    <style:style style:name="P17" style:family="paragraph" style:parent-style-name="Preformatted_20_Text">
      <style:text-properties fo:color="#000000" style:font-name="DejaVu Sans Mono" fo:font-size="11.3000001907349pt" fo:font-weight="bold" officeooo:rsid="0011b256" officeooo:paragraph-rsid="0011b256"/>
    </style:style>
    <style:style style:name="P18" style:family="paragraph" style:parent-style-name="Preformatted_20_Text">
      <style:text-properties fo:color="#000000" style:font-name="DejaVu Sans Mono" fo:font-size="11.3000001907349pt" fo:font-weight="bold" officeooo:rsid="001b4892" officeooo:paragraph-rsid="001b4892"/>
    </style:style>
    <style:style style:name="P19" style:family="paragraph" style:parent-style-name="Preformatted_20_Text">
      <style:text-properties fo:color="#000000" style:font-name="DejaVu Sans Mono" fo:font-size="11.3000001907349pt" fo:font-weight="bold" officeooo:rsid="001fe5d8" officeooo:paragraph-rsid="001e6acc"/>
    </style:style>
    <style:style style:name="P20" style:family="paragraph" style:parent-style-name="Preformatted_20_Text">
      <style:text-properties fo:color="#000000" style:font-name="DejaVu Sans Mono" fo:font-size="11.3000001907349pt" fo:font-weight="bold" officeooo:rsid="001fe5d8" officeooo:paragraph-rsid="001fe5d8"/>
    </style:style>
    <style:style style:name="P21" style:family="paragraph" style:parent-style-name="Preformatted_20_Text">
      <style:text-properties fo:color="#000080" style:font-name="DejaVu Sans Mono" fo:font-size="9pt" fo:font-weight="bold" officeooo:rsid="0008fb62" officeooo:paragraph-rsid="000d1970"/>
    </style:style>
    <style:style style:name="P22" style:family="paragraph" style:parent-style-name="Preformatted_20_Text">
      <style:text-properties fo:color="#000080" style:font-name="DejaVu Sans Mono" fo:font-size="9pt" fo:font-weight="bold" officeooo:rsid="000b4b63" officeooo:paragraph-rsid="000d1970"/>
    </style:style>
    <style:style style:name="P23" style:family="paragraph" style:parent-style-name="Preformatted_20_Text">
      <style:text-properties officeooo:rsid="0011b256" officeooo:paragraph-rsid="0011b256"/>
    </style:style>
    <style:style style:name="P24" style:family="paragraph" style:parent-style-name="Preformatted_20_Text">
      <style:text-properties officeooo:rsid="0012454b" officeooo:paragraph-rsid="0012454b"/>
    </style:style>
    <style:style style:name="P25" style:family="paragraph" style:parent-style-name="Preformatted_20_Text">
      <style:text-properties officeooo:paragraph-rsid="0013a904"/>
    </style:style>
    <style:style style:name="P26" style:family="paragraph" style:parent-style-name="Preformatted_20_Text">
      <style:text-properties officeooo:rsid="00156d43" officeooo:paragraph-rsid="00156d43"/>
    </style:style>
    <style:style style:name="P27" style:family="paragraph" style:parent-style-name="Preformatted_20_Text">
      <style:text-properties officeooo:rsid="00164e79" officeooo:paragraph-rsid="00164e79"/>
    </style:style>
    <style:style style:name="P28" style:family="paragraph" style:parent-style-name="Preformatted_20_Text">
      <style:text-properties officeooo:rsid="001e6acc" officeooo:paragraph-rsid="001e6acc"/>
    </style:style>
    <style:style style:name="P29" style:family="paragraph" style:parent-style-name="Standard">
      <style:text-properties officeooo:rsid="0002d5b9" officeooo:paragraph-rsid="0002d5b9"/>
    </style:style>
    <style:style style:name="P30" style:family="paragraph" style:parent-style-name="Standard">
      <style:text-properties officeooo:rsid="00074a01" officeooo:paragraph-rsid="000d1970"/>
    </style:style>
    <style:style style:name="P31" style:family="paragraph" style:parent-style-name="Standard">
      <style:text-properties officeooo:rsid="000886ec" officeooo:paragraph-rsid="000d1970"/>
    </style:style>
    <style:style style:name="P32" style:family="paragraph" style:parent-style-name="Standard">
      <style:text-properties officeooo:rsid="0008fb62" officeooo:paragraph-rsid="000d1970"/>
    </style:style>
    <style:style style:name="P33" style:family="paragraph" style:parent-style-name="Standard">
      <style:text-properties fo:color="#000080" style:font-name="DejaVu Sans Mono" fo:font-size="9pt" fo:font-weight="bold" officeooo:rsid="000b4b63" officeooo:paragraph-rsid="000d1970"/>
    </style:style>
    <style:style style:name="P34" style:family="paragraph" style:parent-style-name="Standard">
      <style:text-properties officeooo:rsid="000b4b63" officeooo:paragraph-rsid="000d1970"/>
    </style:style>
    <style:style style:name="P35" style:family="paragraph" style:parent-style-name="Standard">
      <style:text-properties fo:color="#000000" style:font-name="DejaVu Sans Mono" fo:font-size="11.3000001907349pt" officeooo:rsid="000b4b63" officeooo:paragraph-rsid="000d1970"/>
    </style:style>
    <style:style style:name="P36" style:family="paragraph" style:parent-style-name="Standard">
      <style:text-properties fo:color="#000000" style:font-name="DejaVu Sans Mono" fo:font-size="11.3000001907349pt" officeooo:rsid="000d655f" officeooo:paragraph-rsid="000d655f"/>
    </style:style>
    <style:style style:name="P37" style:family="paragraph" style:parent-style-name="Text_20_body">
      <style:text-properties fo:color="#000000" style:font-name="DejaVu Sans Mono" fo:font-size="11.3000001907349pt" officeooo:rsid="000705df" officeooo:paragraph-rsid="000705df"/>
    </style:style>
    <style:style style:name="P38" style:family="paragraph" style:parent-style-name="Text_20_body">
      <style:text-properties fo:color="#000000" style:font-name="DejaVu Sans Mono" fo:font-size="11.3000001907349pt" fo:font-weight="bold" officeooo:paragraph-rsid="001b4892"/>
    </style:style>
    <style:style style:name="P39" style:family="paragraph" style:parent-style-name="Text_20_body">
      <style:text-properties fo:color="#000000" style:font-name="DejaVu Sans Mono" fo:font-size="11.3000001907349pt" fo:font-weight="bold" officeooo:rsid="001b4892" officeooo:paragraph-rsid="001b4892"/>
    </style:style>
    <style:style style:name="P40" style:family="paragraph" style:parent-style-name="Text_20_body">
      <style:text-properties officeooo:rsid="0011973b" officeooo:paragraph-rsid="0011973b"/>
    </style:style>
    <style:style style:name="P41" style:family="paragraph" style:parent-style-name="Text_20_body">
      <style:text-properties officeooo:paragraph-rsid="001b4892"/>
    </style:style>
    <style:style style:name="P42" style:family="paragraph" style:parent-style-name="Text_20_body">
      <style:text-properties officeooo:rsid="001fe5d8" officeooo:paragraph-rsid="0023a7f4"/>
    </style:style>
    <style:style style:name="P43" style:family="paragraph" style:parent-style-name="Heading_20_2">
      <style:text-properties fo:color="#000000" style:font-name="DejaVu Sans Mono" fo:font-size="11.3000001907349pt" officeooo:rsid="000705df" officeooo:paragraph-rsid="000705df"/>
    </style:style>
    <style:style style:name="P44" style:family="paragraph" style:parent-style-name="Heading_20_1">
      <style:text-properties officeooo:rsid="00074a01" officeooo:paragraph-rsid="000d1970"/>
    </style:style>
    <style:style style:name="P45" style:family="paragraph" style:parent-style-name="Heading_20_1">
      <style:text-properties officeooo:paragraph-rsid="000d1970"/>
    </style:style>
    <style:style style:name="P46" style:family="paragraph" style:parent-style-name="Heading_20_1">
      <style:text-properties officeooo:paragraph-rsid="0013a904"/>
    </style:style>
    <style:style style:name="P47" style:family="paragraph" style:parent-style-name="Table_20_Contents">
      <style:text-properties fo:font-size="2pt" officeooo:paragraph-rsid="000d1970" style:font-size-asian="2pt" style:font-size-complex="2pt"/>
    </style:style>
    <style:style style:name="P48" style:family="paragraph" style:parent-style-name="Table_20_Contents">
      <style:text-properties officeooo:paragraph-rsid="000d1970"/>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style:text-properties officeooo:paragraph-rsid="0026cc44"/>
    </style:style>
    <style:style style:name="P51" style:family="paragraph" style:parent-style-name="Preformatted_20_Text">
      <style:paragraph-properties fo:margin-top="0in" fo:margin-bottom="0.1965in" loext:contextual-spacing="false"/>
      <style:text-properties officeooo:paragraph-rsid="00274331"/>
    </style:style>
    <style:style style:name="P52" style:family="paragraph" style:parent-style-name="Preformatted_20_Text">
      <style:paragraph-properties fo:margin-top="0in" fo:margin-bottom="0.1965in" loext:contextual-spacing="false"/>
      <style:text-properties officeooo:paragraph-rsid="00276185"/>
    </style:style>
    <style:style style:name="P53" style:family="paragraph" style:parent-style-name="Preformatted_20_Text">
      <style:paragraph-properties fo:margin-top="0in" fo:margin-bottom="0.1965in" loext:contextual-spacing="false"/>
      <style:text-properties officeooo:paragraph-rsid="002847c6"/>
    </style:style>
    <style:style style:name="P54" style:family="paragraph" style:parent-style-name="Preformatted_20_Text">
      <style:paragraph-properties fo:margin-top="0in" fo:margin-bottom="0.1965in" loext:contextual-spacing="false"/>
      <style:text-properties fo:color="#808080" style:font-name="DejaVu Sans Mono" fo:font-size="11.3000001907349pt" fo:font-style="italic"/>
    </style:style>
    <style:style style:name="P55" style:family="paragraph" style:parent-style-name="Preformatted_20_Text">
      <style:paragraph-properties fo:margin-top="0in" fo:margin-bottom="0.1965in" loext:contextual-spacing="false"/>
      <style:text-properties fo:color="#808080" style:font-name="DejaVu Sans Mono" fo:font-size="11.3000001907349pt" fo:font-style="italic" officeooo:rsid="002e4c23" officeooo:paragraph-rsid="002e4c23"/>
    </style:style>
    <style:style style:name="P56" style:family="paragraph" style:parent-style-name="Preformatted_20_Text">
      <style:paragraph-properties fo:margin-top="0in" fo:margin-bottom="0.1965in" loext:contextual-spacing="false"/>
      <style:text-properties officeooo:paragraph-rsid="002ec500"/>
    </style:style>
    <style:style style:name="P57" style:family="paragraph" style:parent-style-name="Preformatted_20_Text">
      <style:paragraph-properties fo:margin-top="0in" fo:margin-bottom="0.1965in" loext:contextual-spacing="false"/>
      <style:text-properties officeooo:paragraph-rsid="003034c0"/>
    </style:style>
    <style:style style:name="P58" style:family="paragraph" style:parent-style-name="Preformatted_20_Text">
      <style:paragraph-properties fo:margin-top="0in" fo:margin-bottom="0.1965in" loext:contextual-spacing="false"/>
      <style:text-properties officeooo:paragraph-rsid="0033ba41"/>
    </style:style>
    <style:style style:name="P59" style:family="paragraph" style:parent-style-name="Heading_20_1">
      <style:paragraph-properties fo:margin-top="0in" fo:margin-bottom="0.1965in" loext:contextual-spacing="false"/>
      <style:text-properties officeooo:paragraph-rsid="00276185"/>
    </style:style>
    <style:style style:name="P60" style:family="paragraph" style:parent-style-name="Heading_20_1">
      <style:paragraph-properties fo:margin-top="0in" fo:margin-bottom="0.1965in" loext:contextual-spacing="false"/>
      <style:text-properties officeooo:paragraph-rsid="0026cc44"/>
    </style:style>
    <style:style style:name="P61" style:family="paragraph" style:parent-style-name="Standard">
      <style:paragraph-properties fo:margin-top="0in" fo:margin-bottom="0.1965in" loext:contextual-spacing="false"/>
      <style:text-properties officeooo:paragraph-rsid="00388460"/>
    </style:style>
    <style:style style:name="P62" style:family="paragraph" style:parent-style-name="Text_20_body" style:list-style-name="L1"/>
    <style:style style:name="P63" style:family="paragraph" style:parent-style-name="Text_20_body" style:list-style-name="L2">
      <style:text-properties officeooo:paragraph-rsid="0025efd5"/>
    </style:style>
    <style:style style:name="P64" style:family="paragraph" style:parent-style-name="Text_20_body" style:list-style-name="L3"/>
    <style:style style:name="P65" style:family="paragraph" style:parent-style-name="Preformatted_20_Text">
      <style:paragraph-properties fo:margin-top="0in" fo:margin-bottom="0.1965in" loext:contextual-spacing="false"/>
      <style:text-properties officeooo:paragraph-rsid="00388460"/>
    </style:style>
    <style:style style:name="P66" style:family="paragraph" style:parent-style-name="Table_20_Contents">
      <style:text-properties fo:font-size="2pt" style:font-size-asian="2pt" style:font-size-complex="2pt"/>
    </style:style>
    <style:style style:name="P67" style:family="paragraph" style:parent-style-name="Table_20_Contents">
      <style:paragraph-properties fo:margin-top="0in" fo:margin-bottom="0.1965in" loext:contextual-spacing="false"/>
    </style:style>
    <style:style style:name="T1" style:family="text">
      <style:text-properties fo:color="#000000" style:font-name="DejaVu Sans Mono" fo:font-size="11.3000001907349pt"/>
    </style:style>
    <style:style style:name="T2" style:family="text">
      <style:text-properties fo:color="#000000" style:font-name="DejaVu Sans Mono" fo:font-size="11.3000001907349pt" officeooo:rsid="00032967"/>
    </style:style>
    <style:style style:name="T3" style:family="text">
      <style:text-properties fo:color="#000000" style:font-name="DejaVu Sans Mono" fo:font-size="11.3000001907349pt" officeooo:rsid="00047208"/>
    </style:style>
    <style:style style:name="T4" style:family="text">
      <style:text-properties fo:color="#000000" style:font-name="DejaVu Sans Mono" fo:font-size="11.3000001907349pt" fo:font-weight="bold"/>
    </style:style>
    <style:style style:name="T5" style:family="text">
      <style:text-properties fo:color="#000000" style:font-name="DejaVu Sans Mono" fo:font-size="11.3000001907349pt" fo:font-weight="bold" officeooo:rsid="001fe5d8"/>
    </style:style>
    <style:style style:name="T6" style:family="text">
      <style:text-properties fo:color="#000000" style:font-name="DejaVu Sans Mono" fo:font-size="11.3000001907349pt" fo:font-weight="bold" officeooo:rsid="00207aa6"/>
    </style:style>
    <style:style style:name="T7" style:family="text">
      <style:text-properties fo:color="#000000" fo:font-size="11.3000001907349pt"/>
    </style:style>
    <style:style style:name="T8" style:family="text">
      <style:text-properties fo:background-color="#ffff00" loext:char-shading-value="0"/>
    </style:style>
    <style:style style:name="T9" style:family="text">
      <style:text-properties officeooo:rsid="000d655f"/>
    </style:style>
    <style:style style:name="T10" style:family="text">
      <style:text-properties officeooo:rsid="0012454b"/>
    </style:style>
    <style:style style:name="T11" style:family="text">
      <style:text-properties officeooo:rsid="0026cc44"/>
    </style:style>
    <style:style style:name="T12" style:family="text">
      <style:text-properties officeooo:rsid="00274331"/>
    </style:style>
    <style:style style:name="T13" style:family="text">
      <style:text-properties officeooo:rsid="00276185"/>
    </style:style>
    <style:style style:name="T14" style:family="text">
      <style:text-properties officeooo:rsid="002847c6"/>
    </style:style>
    <style:style style:name="T15" style:family="text">
      <style:text-properties fo:color="#808080" style:font-name="DejaVu Sans Mono" fo:font-size="11.3000001907349pt" fo:font-style="italic"/>
    </style:style>
    <style:style style:name="T16" style:family="text">
      <style:text-properties officeooo:rsid="002ec500"/>
    </style:style>
    <style:style style:name="T17" style:family="text">
      <style:text-properties officeooo:rsid="0033ba41"/>
    </style:style>
    <style:style style:name="T18" style:family="text">
      <style:text-properties officeooo:rsid="00388460"/>
    </style:style>
    <style:style style:name="T19" style:family="text">
      <style:text-properties fo:font-size="2pt" style:font-size-asian="2pt" style:font-size-complex="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Warning:(9, 9) Kotlin version that is used for building with Gradle (1.2.0) differs from the one bundled into the IDE plugin (1.2.30)</text:p>
      <text:p text:style-name="P29"/>
      <text:p text:style-name="P29"/>
      <text:p text:style-name="P1"><text:span text:style-name="T1">supportFragmentManager or </text:span><text:span text:style-name="T2">transition framework?</text:span></text:p>
      <text:p text:style-name="P1"><text:span text:style-name="T2"><text:s/></text:span><text:span text:style-name="T3">Not the same thing, transition is for animation from one scene to another.</text:span></text:p>
      <text:p text:style-name="P3"/>
      <text:p text:style-name="P2"><text:span text:style-name="T3">T</text:span><text:span text:style-name="T1">hat new mechanism of saving data is viewModel</text:span></text:p>
      <text:p text:style-name="P4"/>
      <text:p text:style-name="P9">textureview consume much more power</text:p>
      <text:p text:style-name="P6"/>
      <text:p text:style-name="P2"><text:span text:style-name="T1">Regardless of which media player is used, choosing between </text:span><text:span text:style-name="Source_20_Text"><text:span text:style-name="T7">SurfaceView</text:span></text:span><text:span text:style-name="T1"> and </text:span><text:span text:style-name="Source_20_Text"><text:span text:style-name="T7">TextureView</text:span></text:span><text:span text:style-name="T1"> for output can have a significant impact on power consumption. </text:span><text:span text:style-name="Source_20_Text"><text:span text:style-name="T7">SurfaceView</text:span></text:span><text:span text:style-name="T1"> is more power efficient, with </text:span><text:span text:style-name="Source_20_Text"><text:span text:style-name="T7">TextureView</text:span></text:span><text:span text:style-name="T1"> increasing total power draw during video playback by as much as 30% on some devices.</text:span></text:p>
      <text:p text:style-name="P5"/>
      <text:p text:style-name="P7">For audio playback, ExoPlayer can draw significantly more power than MediaPlayer. </text:p>
      <text:p text:style-name="P4"/>
      <text:p text:style-name="P10">Android 上面如何像IOS那样作音频视频整合？composition?</text:p>
      <text:p text:style-name="P10">ExoPlayer has trackselector!</text:p>
      <text:p text:style-name="P10"/>
      <text:p text:style-name="P10"/>
      <text:p text:style-name="P8">Android API</text:p>
      <text:h text:style-name="P43" text:outline-level="2"><text:bookmark text:name="mediamuxer"/>Using <text:span text:style-name="T8">MediaMuxer</text:span> to record multiple channels</text:h>
      <text:p text:style-name="P10"/>
      <text:p text:style-name="P10">Starting with Android 8.0 (API level 26) you can use a <text:a xlink:type="simple" xlink:href="https://developer.android.google.cn/reference/android/media/MediaMuxer.html" text:style-name="Internet_20_link" text:visited-style-name="Visited_20_Internet_20_Link"><text:span text:style-name="Source_20_Text">MediaMuxer</text:span></text:a> to record multiple simultaneous audio and video streams. In earlier versions of Android you can only rec<text:tab/>ord one audio track and/or one video track at a time.</text:p>
      <text:p text:style-name="P10"/>
      <text:p text:style-name="P37">Use the <text:a xlink:type="simple" xlink:href="https://developer.android.google.cn/reference/android/media/MediaMuxer.html#addTrack(android.media.MediaFormat)" text:style-name="Internet_20_link" text:visited-style-name="Visited_20_Internet_20_Link"><text:span text:style-name="Source_20_Text">addTrack()</text:span></text:a> method to mix multipe tracks together.</text:p>
      <text:p text:style-name="Text_20_body">You can also add one or more metadata tracks with custom information for each frame, but only to MP4 containers. Your app defines the format and content of the metadata.</text:p>
      <text:p text:style-name="P10"/>
      <text:p text:style-name="P10"><text:span text:style-name="T8">Metadata</text:span> can be useful for offline processing. For example, data captured from the gyro sensor could be used to perform video stabilization. </text:p>
      <text:p text:style-name="P10"/>
      <text:p text:style-name="P11"><text:a xlink:type="simple" xlink:href="https://developer.android.google.cn/reference/android/media/MediaMuxer" text:style-name="Internet_20_link" text:visited-style-name="Visited_20_Internet_20_Link">https://developer.android.google.cn/reference/android/media/MediaMuxer</text:a></text:p>
      <text:p text:style-name="P11"/>
      <text:p text:style-name="P11"><text:a xlink:type="simple" xlink:href="https://google.github.io/ExoPlayer/guide.html" text:style-name="Internet_20_link" text:visited-style-name="Visited_20_Internet_20_Link">https://google.github.io/ExoPlayer/guide.html</text:a></text:p>
      <text:p text:style-name="P11"/>
      <text:p text:style-name="P11"/>
      <text:h text:style-name="P45" text:outline-level="1"><text:soft-page-break/>Paging With Network Sample</text:h>
      <text:p text:style-name="P30"><text:a xlink:type="simple" xlink:href="https://github.com/googlesamples/android-architecture-components/tree/master/PagingWithNetworkSample" text:style-name="Internet_20_link" text:visited-style-name="Visited_20_Internet_20_Link">https://github.com/googlesamples/android-architecture-components/tree/master/PagingWithNetworkSample</text:a></text:p>
      <text:p text:style-name="P30"/>
      <text:h text:style-name="P44" text:outline-level="1">Retrofit</text:h>
      <text:p text:style-name="P30"><text:a xlink:type="simple" xlink:href="http://square.github.io/retrofit/" text:style-name="Internet_20_link" text:visited-style-name="Visited_20_Internet_20_Link">http://square.github.io/retrofit/</text:a></text:p>
      <text:p text:style-name="P30"/>
      <text:p text:style-name="P31">jetpack → layout</text:p>
      <text:p text:style-name="P31"/>
      <text:p text:style-name="P32">swipe views 是change上面的TABS的</text:p>
      <text:p text:style-name="P32">actionbar 不如 toolbar？</text:p>
      <text:p text:style-name="P32"/>
      <text:p text:style-name="P21">BottomNavigationView</text:p>
      <text:p text:style-name="P21"/>
      <text:p text:style-name="P22">在reference里面查找</text:p>
      <text:p text:style-name="P22"/>
      <text:p text:style-name="P21"/>
      <table:table table:name="Table1" table:style-name="Table1">
        <table:table-column table:style-name="Table1.A"/>
        <table:table-column table:style-name="Table1.B"/>
        <table:table-row>
          <table:table-cell table:style-name="Table1.A1" office:value-type="string">
            <text:p text:style-name="P48"><text:a xlink:type="simple" xlink:href="https://developer.android.google.cn/reference/com/google/android/material/bottomappbar/package-summary.html" text:style-name="Internet_20_link" text:visited-style-name="Visited_20_Internet_20_Link">com.google.android.material.bottomappbar</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navigation/package-summary.html" text:style-name="Internet_20_link" text:visited-style-name="Visited_20_Internet_20_Link">com.google.android.material.bottomnavigation</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sheet/package-summary.html" text:style-name="Internet_20_link" text:visited-style-name="Visited_20_Internet_20_Link">com.google.android.material.bottomsheet</text:a></text:p>
          </table:table-cell>
          <table:table-cell table:style-name="Table1.B3" office:value-type="string">
            <text:p text:style-name="P47"/>
          </table:table-cell>
        </table:table-row>
      </table:table>
      <text:p text:style-name="P21"/>
      <text:p text:style-name="P22"><text:span text:style-name="T9">User this one: </text:span>Bottomnavigationbar</text:p>
      <text:p text:style-name="P22"/>
      <text:p text:style-name="P21">Represents a standard bottom navigation bar for application. It is an implementation of <text:a xlink:type="simple" xlink:href="https://material.google.com/components/bottom-navigation.html" text:style-name="Internet_20_link" text:visited-style-name="Visited_20_Internet_20_Link">material design bottom navigation</text:a>. </text:p>
      <text:p text:style-name="P21"/>
      <text:p text:style-name="P33"><text:a xlink:type="simple" xlink:href="https://developer.android.google.cn/reference/com/google/android/material/bottomnavigation/BottomNavigationView" text:style-name="Internet_20_link" text:visited-style-name="Visited_20_Internet_20_Link">https://developer.android.google.cn/reference/com/google/android/material/bottomnavigation/BottomNavigationView</text:a></text:p>
      <text:p text:style-name="P21"/>
      <text:p text:style-name="P22">Bottom app bar</text:p>
      <text:p text:style-name="P22"/>
      <text:p text:style-name="P21">The Bottom App Bar is an extension of Toolbar that supports a shaped background that "cradles" an attached <text:a xlink:type="simple" xlink:href="https://developer.android.google.cn/reference/com/google/android/material/floatingactionbutton/FloatingActionButton.html" text:style-name="Internet_20_link" text:visited-style-name="Visited_20_Internet_20_Link"><text:span text:style-name="Source_20_Text">FloatingActionButton</text:span></text:a>. </text:p>
      <text:p text:style-name="P21"/>
      <text:p text:style-name="P34"/>
      <text:p text:style-name="P34">bottom sheet</text:p>
      <text:p text:style-name="P35">底部对话框</text:p>
      <text:p text:style-name="P35"/>
      <text:p text:style-name="P36">fragment</text:p>
      <text:p text:style-name="P36"/>
      <text:p text:style-name="P12">appcompat:1.0.0-alpha1' </text:p>
      <text:p text:style-name="P13">what is it different from v7?</text:p>
      <text:p text:style-name="P13">Com.android.support:appcompat-v7</text:p>
      <text:p text:style-name="P13"/>
      <text:p text:style-name="P14">android:background=”?android:attr/windoBackground”</text:p>
      <text:p text:style-name="P14">app:itemIconTint</text:p>
      <text:p text:style-name="P14">app:itemTextColor</text:p>
      <text:p text:style-name="P14"/>
      <text:p text:style-name="P15">relativeLayout</text:p>
      <text:p text:style-name="P15">framelayout</text:p>
      <text:p text:style-name="P15"/>
      <text:p text:style-name="P15">relativelayout</text:p>
      <text:p text:style-name="P15">v4 fragment</text:p>
      <text:p text:style-name="P16"><text:soft-page-break/>combine viewpager with bottom nagivation, which is against material design?</text:p>
      <text:p text:style-name="P16"/>
      <text:p text:style-name="P17">Kotlin</text:p>
      <text:p text:style-name="P17"/>
      <text:p text:style-name="P23">For instance, we have a class with overloaded constructors. Note, all classes implicitly extend from <text:span text:style-name="Source_20_Text">java.lang.Object</text:span></text:p>
      <text:p text:style-name="P23"><text:span text:style-name="Source_20_Text"/></text:p>
      <text:p text:style-name="P23">class Base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constructor():super() { <text:s/>}</text:p>
      <text:p text:style-name="P23"><text:s text:c="5"/>*</text:p>
      <text:p text:style-name="P23"><text:s text:c="5"/>* In Java:</text:p>
      <text:p text:style-name="P23"><text:s text:c="5"/>*</text:p>
      <text:p text:style-name="P23"><text:s text:c="5"/>* public Base() { super(); }</text:p>
      <text:p text:style-name="P23"><text:s text:c="5"/>*</text:p>
      <text:p text:style-name="P23"><text:s text:c="5"/>*/</text:p>
      <text:p text:style-name="P23"><text:s text:c="4"/>constructor() {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text:s text:c="2"/>constructor(p: String):super() { <text:s/>}</text:p>
      <text:p text:style-name="P23"><text:s text:c="5"/>*</text:p>
      <text:p text:style-name="P23"><text:s text:c="5"/>* to refer to the no-arg constructor of the current class:</text:p>
      <text:p text:style-name="P23"><text:s text:c="5"/>*</text:p>
      <text:p text:style-name="P23"><text:s text:c="5"/>* <text:s text:c="2"/>constructor(p: String):this() { <text:s/>}</text:p>
      <text:p text:style-name="P23"><text:s text:c="5"/>*</text:p>
      <text:p text:style-name="P23"><text:s text:c="5"/>* In Java:</text:p>
      <text:p text:style-name="P23"><text:s text:c="5"/>*</text:p>
      <text:p text:style-name="P23"><text:s text:c="5"/>* <text:s text:c="2"/>public Base(String p) { super(); }</text:p>
      <text:p text:style-name="P23"><text:s text:c="5"/>*</text:p>
      <text:p text:style-name="P23"><text:s text:c="5"/>* to refer to the no-arg constructor of the current class:</text:p>
      <text:p text:style-name="P23"><text:s text:c="5"/>*</text:p>
      <text:p text:style-name="P23"><text:s text:c="5"/>* <text:s text:c="2"/>public Base(String p) { this(); }</text:p>
      <text:p text:style-name="P23"><text:s text:c="5"/>*</text:p>
      <text:p text:style-name="P23"><text:s text:c="5"/>*/</text:p>
      <text:p text:style-name="P23"><text:s text:c="4"/>constructor(p: String): this() { }</text:p>
      <text:p text:style-name="P23">}</text:p>
      <text:p text:style-name="P23"/>
      <text:p text:style-name="P24"/>
      <text:p text:style-name="P24">insert missing methods need to implement: ctl+I</text:p>
      <text:p text:style-name="P24">delete current line: ctrl+Y</text:p>
      <text:p text:style-name="P24">override methods: ctrl+O</text:p>
      <text:p text:style-name="P24"/>
      <text:p text:style-name="P25"><text:span text:style-name="T10">kotlin <text:s/></text:span>！！： 当你<text:span text:style-name="Strong_20_Emphasis">自动将Java代码转换为Kotlin时</text:span>，你会看到很多<text:span text:style-name="Strong_20_Emphasis">!!</text:span>符号。这意味着“你在这里有一个潜在的未处理的KotlinNullPointerException”</text:p>
      <text:p text:style-name="P25"/>
      <text:p text:style-name="P25"/>
      <text:h text:style-name="P46" text:outline-level="1">JazzyViewPager</text:h>
      <text:p text:style-name="P27">An easy to use ViewPager that adds an awesome set of custom swiping animations. </text:p>
      <text:p text:style-name="P27"/>
      <text:p text:style-name="P26">https://github.com/jfeinstein10/JazzyViewPager</text:p>
      <text:p text:style-name="P16"/>
      <text:p text:style-name="P16"><text:soft-page-break/>日本版400的售价约合人民币4万多一点，进口到国内后预计在5万上下。4缸声浪再美，买不到也是白搭，所以NINJA400将会成为400cc级别里，最现实的神车之王</text:p>
      <text:p text:style-name="P16"/>
      <text:p text:style-name="P16"/>
      <text:p text:style-name="P40"><text:span text:style-name="T4">The closest thing to Java's static fields is a companion object. You can find the documentation reference for them here: </text:span><text:a xlink:type="simple" xlink:href="https://kotlinlang.org/docs/reference/object-declarations.html#companion-objects" text:style-name="Internet_20_link" text:visited-style-name="Visited_20_Internet_20_Link">https://kotlinlang.org/docs/reference/object-declarations.html#companion-objects</text:a></text:p>
      <text:p text:style-name="Text_20_body">Your code in Kotlin would look something like this:</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Text_20_body">If you want your fields/methods to be exposed as static to Java callers, you can apply the <text:a xlink:type="simple" xlink:href="https://kotlinlang.org/api/latest/jvm/stdlib/kotlin.jvm/-jvm-static/" text:style-name="Internet_20_link" text:visited-style-name="Visited_20_Internet_20_Link"><text:span text:style-name="Source_20_Text">@JvmStatic</text:span></text:a> annotation:</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JvmStatic 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P16"/>
      <text:p text:style-name="P18">android studio</text:p>
      <text:p text:style-name="P18"/>
      <text:p text:style-name="P41"><text:span text:style-name="Strong_20_Emphasis"><text:span text:style-name="T1">Shift+Home/End</text:span></text:span><text:span text:style-name="T4"> will select all the text from the current caret position to the beginning or end of the current line. (Cmd+Shift+Left/Right arrow on Mac). You can also </text:span><text:span text:style-name="Strong_20_Emphasis"><text:span text:style-name="T1">triple-click</text:span></text:span><text:span text:style-name="T4"> on the required line to select it wholly.</text:span></text:p>
      <text:p text:style-name="Text_20_body">If you want to copy/cut an entire line then <text:span text:style-name="Strong_20_Emphasis">Ctrl+C/Ctrl+X</text:span> after placing the caret on the required line will do.</text:p>
      <text:p text:style-name="P38"/>
      <text:p text:style-name="P39">You can just write:</text:p>
      <text:p text:style-name="Preformatted_20_Text"><text:span text:style-name="Source_20_Text">class MyObj constructor(val id: Long){</text:span></text:p>
      <text:p text:style-name="Preformatted_20_Text"><text:span text:style-name="Source_20_Text"><text:s text:c="4"/>val data: Map&lt;String, String&gt; = mapOf()</text:span></text:p>
      <text:p text:style-name="P49"><text:span text:style-name="Source_20_Text">}</text:span></text:p>
      <text:p text:style-name="Text_20_body">It's equivalent to:</text:p>
      <text:p text:style-name="Preformatted_20_Text"><text:soft-page-break/><text:span text:style-name="Source_20_Text">class MyObj constructor(val id: Long){</text:span></text:p>
      <text:p text:style-name="Preformatted_20_Text"><text:span text:style-name="Source_20_Text"><text:s text:c="4"/>val data: Map&lt;String, String&gt;</text:span></text:p>
      <text:p text:style-name="Preformatted_20_Text"><text:span text:style-name="Source_20_Text"><text:s text:c="4"/>init {</text:span></text:p>
      <text:p text:style-name="Preformatted_20_Text"><text:span text:style-name="Source_20_Text"><text:s text:c="8"/>data = mapOf()</text:span></text:p>
      <text:p text:style-name="Preformatted_20_Text"><text:span text:style-name="Source_20_Text"><text:s text:c="4"/>}</text:span></text:p>
      <text:p text:style-name="P49"><text:span text:style-name="Source_20_Text">}</text:span></text:p>
      <text:p text:style-name="Text_20_body">Init block is useful if you need introduce some logic for your object initialization, like error checking etc. Ofc you can do it with or without init block. But remember what is more readable:</text:p>
      <text:p text:style-name="P28"><text:span text:style-name="T4">constructor goes </text:span><text:span text:style-name="T5">after</text:span><text:span text:style-name="T4"> </text:span><text:span text:style-name="T5">member declaration </text:span><text:span text:style-name="T6">and init block?</text:span></text:p>
      <text:p text:style-name="P19"/>
      <text:p text:style-name="P20">in declaration block, you can not assign value to </text:p>
      <text:p text:style-name="P20"/>
      <text:p text:style-name="P42"><text:span text:style-name="Source_20_Text"><text:span text:style-name="T4"><text:s/></text:span></text:span></text:p>
      <text:list xml:id="list8955254136757015129" text:style-name="L1">
        <text:list-item>
          <text:p text:style-name="P62">Add <text:span text:style-name="Source_20_Text">PlayerView.setKeepContentOnPlayerReset</text:span> to keep the currently displayed video frame or media artwork visible when the player is reset (<text:a xlink:type="simple" xlink:href="https://github.com/google/ExoPlayer/issues/2843" text:style-name="Internet_20_link" text:visited-style-name="Visited_20_Internet_20_Link">#2843</text:a>). </text:p>
        </text:list-item>
      </text:list>
      <text:list xml:id="list7176502592415063348" text:style-name="L2">
        <text:list-item>
          <text:p text:style-name="P63">Fix crash when switching surface on Moto E(4) (<text:a xlink:type="simple" xlink:href="https://github.com/google/ExoPlayer/issues/4134" text:style-name="Internet_20_link" text:visited-style-name="Visited_20_Internet_20_Link">#4134</text:a>).</text:p>
        </text:list-item>
        <text:list-item>
          <text:p text:style-name="P63"><text:span text:style-name="Source_20_Text"><text:span text:style-name="T5">Allow reusing media sources after they have been released and also in parallel to allow adding them multiple times to a concatenation. (</text:span></text:span><text:a xlink:type="simple" xlink:href="https://github.com/google/ExoPlayer/issues/3498" text:style-name="Internet_20_link" text:visited-style-name="Visited_20_Internet_20_Link"><text:span text:style-name="Source_20_Text">#3498</text:span></text:a><text:span text:style-name="Source_20_Text"><text:span text:style-name="T5">). </text:span></text:span></text:p>
        </text:list-item>
      </text:list>
      <text:list xml:id="list409437259588373532" text:style-name="L3">
        <text:list-item>
          <text:p text:style-name="P64">Merged <text:span text:style-name="Source_20_Text">DynamicConcatenatingMediaSource</text:span> into <text:span text:style-name="Source_20_Text">ConcatenatingMediaSource</text:span> and deprecated <text:span text:style-name="Source_20_Text">DynamicConcatenatingMediaSource</text:span>.</text:p>
        </text:list-item>
      </text:list>
      <text:p text:style-name="Text_20_body">hat do you plan to do? What I do, is using two exo players with to surface/texture views and switching them is a lot faster then setting a new surface. Maybe this will help you.</text:p>
      <text:p text:style-name="Text_20_body"/>
      <text:p text:style-name="Text_20_body">At the moment I'm sharing the same SurfaceTexture on two TextureViews, that was the only decent approach I could find, but it requires some care with the View lifecycle. Still open to alternatives <draw:frame draw:style-name="fr1" draw:name="Image1" text:anchor-type="as-char" svg:width="0.2083in" svg:height="0.2083in" draw:z-index="0"><draw:image xlink:href="Pictures/1000020100000080000000808F7CF52F3A8F59CF.png" xlink:type="simple" xlink:show="embed" xlink:actuate="onLoad"/><svg:title>smile</svg:title></draw:frame></text:p>
      <text:p text:style-name="Text_20_body"/>
      <text:p text:style-name="Text_20_body">So there is no solution with Android API &lt; 14 (use SurfaceView instead of TextureView)?<text:line-break/>Because I can't find any methods like TextureView.setSurfaceView in SurfaceView class, so we can't share the same surface between 2 SurfaceView.</text:p>
      <text:p text:style-name="Text_20_body"/>
      <text:p text:style-name="Preformatted_20_Text"><text:span text:style-name="Source_20_Text"><text:s/>if (surfaceTextureSaved != null) {</text:span></text:p>
      <text:p text:style-name="Preformatted_20_Text"><text:span text:style-name="Source_20_Text"><text:s text:c="16"/>Surface surface = new Surface(surfaceTextureSaved);</text:span></text:p>
      <text:p text:style-name="Preformatted_20_Text"><text:span text:style-name="Source_20_Text"><text:s text:c="16"/>player.setSurface(surface);</text:span></text:p>
      <text:p text:style-name="Preformatted_20_Text"><text:span text:style-name="Source_20_Text"><text:s text:c="16"/>player.setPlayWhenReady(true);</text:span></text:p>
      <text:p text:style-name="P49"><text:span text:style-name="Source_20_Text"><text:s text:c="12"/>}</text:span></text:p>
      <text:p text:style-name="P49"><text:span text:style-name="Source_20_Text"/></text:p>
      <text:p text:style-name="P50"><text:span text:style-name="Source_20_Text"><text:span text:style-name="T11">tennuling</text:span></text:span></text:p>
      <text:p text:style-name="P51"><text:soft-page-break/><text:span text:style-name="Source_20_Text"><text:span text:style-name="T12">concatenating is playlist?</text:span></text:span></text:p>
      <text:p text:style-name="P51"><text:span text:style-name="Source_20_Text"><text:span text:style-name="T12">Changing mediasourec wil cause gap</text:span></text:span></text:p>
      <text:p text:style-name="P51"><text:span text:style-name="Source_20_Text"/></text:p>
      <text:p text:style-name="P51"><text:span text:style-name="Source_20_Text">DynamicConcatenatingMediaSource</text:span></text:p>
      <text:p text:style-name="P51"><text:span text:style-name="Source_20_Text"/></text:p>
      <text:p text:style-name="P52"><text:span text:style-name="Source_20_Text"><text:span text:style-name="T13">player.seekTo(1, position)</text:span></text:span></text:p>
      <text:p text:style-name="P52"><text:span text:style-name="Source_20_Text"><text:span text:style-name="T13">timeline windows playlist</text:span></text:span></text:p>
      <text:p text:style-name="P52"><text:span text:style-name="Source_20_Text"><text:span text:style-name="T13">timeline has two windows window 0 window 1</text:span></text:span></text:p>
      <text:p text:style-name="P52"><text:span text:style-name="Source_20_Text"><text:span text:style-name="T13">passing a window index 1, go to the second playlist item</text:span></text:span></text:p>
      <text:p text:style-name="P52"><text:span text:style-name="Source_20_Text"><text:span text:style-name="T13">live mediasource</text:span></text:span></text:p>
      <text:p text:style-name="P52"><text:span text:style-name="Source_20_Text"/></text:p>
      <text:h text:style-name="P59" text:outline-level="1"><text:span text:style-name="Source_20_Text">ClippingMediaSource</text:span></text:h>
      <text:p text:style-name="P52"><text:span text:style-name="Source_20_Text"/></text:p>
      <text:p text:style-name="P52"><text:span text:style-name="Source_20_Text"><text:s/>exoPlayer.seekTo(currentPlayingSongIndex,0);</text:span></text:p>
      <text:p text:style-name="P52"><text:span text:style-name="Source_20_Text">public void addItemToPlaylist(MusicItem song,boolean shouldPlay){</text:span></text:p>
      <text:p text:style-name="Preformatted_20_Text"/>
      <text:p text:style-name="Preformatted_20_Text"><text:span text:style-name="Source_20_Text"><text:s text:c="8"/>long position = exoPlayer.getContentPosition();</text:span></text:p>
      <text:p text:style-name="Preformatted_20_Text"><text:span text:style-name="Source_20_Text"><text:s text:c="8"/>MediaSource mediaSource = buildMediaSource(Uri.parse(song.getMusicUrl()));</text:span></text:p>
      <text:p text:style-name="Preformatted_20_Text"><text:span text:style-name="Source_20_Text"><text:s text:c="8"/>dynamicMediaSource.addMediaSource(mediaSource);</text:span></text:p>
      <text:p text:style-name="Preformatted_20_Text"><text:span text:style-name="Source_20_Text"><text:s text:c="8"/>exoPlayer.prepare(dynamicMediaSource,false,false);</text:span></text:p>
      <text:p text:style-name="Preformatted_20_Text"/>
      <text:p text:style-name="Preformatted_20_Text"><text:span text:style-name="Source_20_Text"><text:s text:c="8"/>if (shouldPlay)</text:span></text:p>
      <text:p text:style-name="Preformatted_20_Text"><text:span text:style-name="Source_20_Text"><text:s text:c="8"/>{</text:span></text:p>
      <text:p text:style-name="Preformatted_20_Text"><text:span text:style-name="Source_20_Text"><text:s text:c="12"/>exoPlayer.seekTo(currentPlayingSongIndex,0);</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exoPlayer.seekTo(currentPlayingSongIndex,position);</text:span></text:p>
      <text:p text:style-name="Preformatted_20_Text"><text:span text:style-name="Source_20_Text"><text:s text:c="8"/>}</text:span></text:p>
      <text:p text:style-name="P49"><text:span text:style-name="Source_20_Text"><text:s text:c="4"/>}</text:span></text:p>
      <text:p text:style-name="P52"><text:span text:style-name="Source_20_Text">Quick question for you, do you release the player everytime you plan a new media by zapping? Or you just set a new mediaSource then play it?</text:span></text:p>
      <text:p text:style-name="P52"><text:span text:style-name="Source_20_Text">We've added PlayerView.setKeepContentOnPlayerReset for this.</text:span></text:p>
      <text:p text:style-name="P52"><text:span text:style-name="Source_20_Text">MediaCodecVideoTrackRenderer.setSurface() with a new Surface, playback will stop until a new sync frame is received. </text:span></text:p>
      <text:p text:style-name="P52"><text:span text:style-name="Source_20_Text"/></text:p>
      <text:p text:style-name="P52"><text:soft-page-break/><text:span text:style-name="Source_20_Text">At the moment I'm sharing the same SurfaceTexture on two TextureViews, that was the only decent approach I could find, but it requires some care with the View lifecycle. Still open to alternatives </text:span><text:span text:style-name="Source_20_Text"><draw:frame draw:style-name="fr1" draw:name="Image2" text:anchor-type="as-char" svg:width="0.2083in" svg:height="0.2083in" draw:z-index="1"><draw:image xlink:href="Pictures/1000020100000080000000808F7CF52F3A8F59CF.png" xlink:type="simple" xlink:show="embed" xlink:actuate="onLoad"/><svg:title>smile</svg:title></draw:frame></text:span></text:p>
      <text:p text:style-name="P52"><text:span text:style-name="Source_20_Text"/></text:p>
      <text:p text:style-name="P53"><text:span text:style-name="Source_20_Text"><text:span text:style-name="T14">good</text:span></text:span></text:p>
      <text:p text:style-name="P53"><text:a xlink:type="simple" xlink:href="https://github.com/google/ExoPlayer/issues/677" text:style-name="Internet_20_link" text:visited-style-name="Visited_20_Internet_20_Link"><text:span text:style-name="Source_20_Text"><text:span text:style-name="T14">https://github.com/google/ExoPlayer/issues/677</text:span></text:span></text:a></text:p>
      <text:p text:style-name="P53"><text:span text:style-name="Source_20_Text"/></text:p>
      <text:p text:style-name="P53"><text:span text:style-name="Source_20_Text"><text:span text:style-name="T14">very good</text:span></text:span></text:p>
      <text:p text:style-name="P53"><text:a xlink:type="simple" xlink:href="https://github.com/google/ExoPlayer/commit/a9617af29c2c760c8e439d390ef02f0b4e055a6b" text:style-name="Internet_20_link" text:visited-style-name="Visited_20_Internet_20_Link"><text:span text:style-name="Source_20_Text"><text:span text:style-name="T14">https://github.com/google/ExoPlayer/commit/a9617af29c2c760c8e439d390ef02f0b4e055a6b</text:span></text:span></text:a></text:p>
      <text:p text:style-name="P53"><text:span text:style-name="Source_20_Text"><text:s/></text:span></text:p>
      <text:p text:style-name="P53"><text:span text:style-name="Source_20_Text"><text:span text:style-name="T15">//var players = arrayListOf&lt;ExoPlayer&gt;()</text:span></text:span></text:p>
      <text:p text:style-name="P54">//<text:bookmark-start text:name="__DdeLink__919_139801153"/>var players <text:s/>= mutableMapOf&lt;String, SimpleExoPlayer&gt;()<text:bookmark-end text:name="__DdeLink__919_139801153"/></text:p>
      <text:p text:style-name="P54"/>
      <text:p text:style-name="P55"><text:a xlink:type="simple" xlink:href="https://stackoverflow.com/questions/46985480/exoplayers-dynamicconcatenatingmediasource-not-working" text:style-name="Internet_20_link" text:visited-style-name="Visited_20_Internet_20_Link">https://stackoverflow.com/questions/46985480/exoplayers-dynamicconcatenatingmediasource-not-working</text:a></text:p>
      <text:p text:style-name="P55"><text:a xlink:type="simple" xlink:href="https://stackoverflow.com/questions/50843223/exoplayer-plays-new-playlist-from-the-beginning-instead-of-provided-position" text:style-name="Internet_20_link" text:visited-style-name="Visited_20_Internet_20_Link">https://stackoverflow.com/questions/50843223/exoplayer-plays-new-playlist-from-the-beginning-instead-of-provided-position</text:a></text:p>
      <text:p text:style-name="P55"><text:a xlink:type="simple" xlink:href="https://github.com/google/ExoPlayer/issues/3400" text:style-name="Internet_20_link" text:visited-style-name="Visited_20_Internet_20_Link">https://github.com/google/ExoPlayer/issues/3400</text:a></text:p>
      <text:p text:style-name="P55"><text:a xlink:type="simple" xlink:href="http://google.github.io/ExoPlayer/doc/reference/com/google/android/exoplayer2/source/MediaPeriod.html" text:style-name="Internet_20_link" text:visited-style-name="Visited_20_Internet_20_Link">http://google.github.io/ExoPlayer/doc/reference/com/google/android/exoplayer2/source/MediaPeriod.html</text:a></text:p>
      <text:p text:style-name="P55"><text:a xlink:type="simple" xlink:href="http://google.github.io/ExoPlayer/doc/reference/com/google/android/exoplayer2/Renderer.html" text:style-name="Internet_20_link" text:visited-style-name="Visited_20_Internet_20_Link">http://google.github.io/ExoPlayer/doc/reference/com/google/android/exoplayer2/Renderer.html</text:a></text:p>
      <text:p text:style-name="P55"><text:a xlink:type="simple" xlink:href="http://google.github.io/ExoPlayer/doc/reference/com/google/android/exoplayer2/trackselection/TrackSelector.html" text:style-name="Internet_20_link" text:visited-style-name="Visited_20_Internet_20_Link">http://google.github.io/ExoPlayer/doc/reference/com/google/android/exoplayer2/trackselection/TrackSelector.html</text:a></text:p>
      <text:p text:style-name="P55"/>
      <text:p text:style-name="P55"><text:a xlink:type="simple" xlink:href="http://google.github.io/ExoPlayer/doc/reference/com/google/android/exoplayer2/LoadControl.html" text:style-name="Internet_20_link" text:visited-style-name="Visited_20_Internet_20_Link">http://google.github.io/ExoPlayer/doc/reference/com/google/android/exoplayer2/LoadControl.html</text:a></text:p>
      <text:p text:style-name="P55"><text:a xlink:type="simple" xlink:href="https://github.com/google/ExoPlayer/issues/2843" text:style-name="Internet_20_link" text:visited-style-name="Visited_20_Internet_20_Link">https://github.com/google/ExoPlayer/issues/2843</text:a></text:p>
      <text:p text:style-name="P55"><text:a xlink:type="simple" xlink:href="https://github.com/google/ExoPlayer/issues/4134" text:style-name="Internet_20_link" text:visited-style-name="Visited_20_Internet_20_Link">https://github.com/google/ExoPlayer/issues/4134</text:a></text:p>
      <text:p text:style-name="P55"><text:a xlink:type="simple" xlink:href="https://github.com/google/ExoPlayer/issues/4104" text:style-name="Internet_20_link" text:visited-style-name="Visited_20_Internet_20_Link">https://github.com/google/ExoPlayer/issues/4104</text:a></text:p>
      <text:p text:style-name="P55"><text:a xlink:type="simple" xlink:href="https://github.com/google/ExoPlayer/issues/677" text:style-name="Internet_20_link" text:visited-style-name="Visited_20_Internet_20_Link">https://github.com/google/ExoPlayer/issues/677</text:a></text:p>
      <text:p text:style-name="P55"><text:soft-page-break/><text:a xlink:type="simple" xlink:href="https://github.com/google/ExoPlayer/commit/a9617af29c2c760c8e439d390ef02f0b4e055a6b" text:style-name="Internet_20_link" text:visited-style-name="Visited_20_Internet_20_Link">https://github.com/google/ExoPlayer/commit/a9617af29c2c760c8e439d390ef02f0b4e055a6b</text:a></text:p>
      <text:p text:style-name="P55"/>
      <text:p text:style-name="P56"><text:span text:style-name="Source_20_Text"><text:span text:style-name="T16">kotlin<text:tab/></text:span></text:span></text:p>
      <text:p text:style-name="P56"><text:span text:style-name="Source_20_Text"><text:span text:style-name="T16">if you declare and initialize a var in ini section, then this ini is not visible <text:s text:c="4"/></text:span></text:span></text:p>
      <text:p text:style-name="P56"><text:span text:style-name="Source_20_Text"><text:span text:style-name="T16">from other class.</text:span></text:span></text:p>
      <text:p text:style-name="P56"><text:span text:style-name="Source_20_Text"><text:span text:style-name="T16">Two ways to write a construct</text:span></text:span></text:p>
      <text:p text:style-name="P56"><text:span text:style-name="Source_20_Text"><text:span text:style-name="T16">1) write it on the line of class head</text:span></text:span></text:p>
      <text:p text:style-name="P56"><text:span text:style-name="Source_20_Text"><text:span text:style-name="T16">2) write it explicitly in an construct</text:span></text:span></text:p>
      <text:p text:style-name="P57"><text:span text:style-name="Source_20_Text">Java 有 static 关键字，在 Kotlin 中没有这个关键字，你需要使用@JvmStatic替代这个关键字。<text:line-break/>同样，在 Kotlin 中也有很多的关键字是 Java 中是没有的。例如 in,is,data等。如果 Java 中使用了这些关键字，需要加上反引号(`)转义来避免冲突。</text:span></text:p>
      <text:h text:style-name="P60" text:outline-level="1"><text:a xlink:type="simple" xlink:href="https://stackoverflow.com/questions/16983697/how-to-add-a-page-to-the-beginning-of-viewpager" text:style-name="Internet_20_link" text:visited-style-name="Visited_20_Internet_20_Link"><text:span text:style-name="Source_20_Text">How to add a page to the beginning of ViewPager?</text:span></text:a></text:h>
      <text:p text:style-name="P50"><text:span text:style-name="Source_20_Text"/></text:p>
      <text:p text:style-name="P58"><text:a xlink:type="simple" xlink:href="https://stackoverflow.com/questions/16983697/how-to-add-a-page-to-the-beginning-of-viewpager" text:style-name="Internet_20_link" text:visited-style-name="Visited_20_Internet_20_Link"><text:span text:style-name="Source_20_Text"><text:span text:style-name="T17">https://stackoverflow.com/questions/16983697/how-to-add-a-page-to-the-beginning-of-viewpager</text:span></text:span></text:a></text:p>
      <text:p text:style-name="P65"><text:span text:style-name="Source_20_Text"><text:span text:style-name="T18">ViewPager</text:span></text:span></text:p>
      <text:p text:style-name="P65"><text:span text:style-name="Source_20_Text"><text:span text:style-name="T18">setCurrentItem()</text:span></text:span></text:p>
      <text:p text:style-name="P61"><text:bookmark text:name="pubmethods"/><text:span text:style-name="Source_20_Text"><text:span text:style-name="T19"/></text:span></text:p>
      <table:table table:name="Table2" table:style-name="Table2">
        <table:table-column table:style-name="Table2.A"/>
        <table:table-column table:style-name="Table2.B"/>
        <table:table-row>
          <table:table-cell table:style-name="Table2.A1" office:value-type="string">
            <text:p text:style-name="P66"/>
          </table:table-cell>
          <table:table-cell table:style-name="Table2.A1" office:value-type="string">
            <text:p text:style-name="P67"><text:a xlink:type="simple" xlink:href="https://developer.android.google.cn/reference/android/support/v4/view/ViewPager.html#canScrollHorizontally(int)" text:style-name="Internet_20_link" text:visited-style-name="Visited_20_Internet_20_Link"><text:span text:style-name="Source_20_Text">canScrollHorizontally</text:span></text:a><text:span text:style-name="Source_20_Text">(int direction) </text:span></text:p>
            <text:p text:style-name="P67">Check if this ViewPager can be scrolled horizontally in a certain direction. </text:p>
          </table:table-cell>
        </table:table-row>
      </table:table>
      <text:p text:style-name="P65"><text:span text:style-name="Source_20_Text"/></text:p>
      <text:p text:style-name="P65"><text:a xlink:type="simple" xlink:href="https://developer.android.google.cn/reference/android/support/v4/view/ViewPager.html#getCurrentItem()" text:style-name="Internet_20_link" text:visited-style-name="Visited_20_Internet_20_Link"><text:span text:style-name="Source_20_Text">getCurrentItem</text:span></text:a><text:span text:style-name="Source_20_Text">() </text:span></text:p>
      <text:p text:style-name="P61"><text:a xlink:type="simple" xlink:href="https://developer.android.google.cn/reference/android/support/v4/view/ViewPager.html#setOffscreenPageLimit(int)" text:style-name="Internet_20_link" text:visited-style-name="Visited_20_Internet_20_Link"><text:span text:style-name="Source_20_Text">setOffscreenPageLimit</text:span></text:a><text:span text:style-name="Source_20_Text">(int limit) </text:span></text:p>
      <text:p text:style-name="Text_20_body">Set the number of pages that should be retained to either side of the current page in the view hierarchy in an idle state. </text:p>
      <text:p text:style-name="P65"><text:span text:style-name="Source_20_Text"/></text:p>
      <text:p text:style-name="P65"><text:span text:style-name="Source_20_Text">viewPager.setOffscreenPageLimit(3);</text:span></text:p>
      <text:p text:style-name="P65"><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7:21:09.507024475</meta:creation-date>
    <dc:date>2018-06-27T21:47:15.148006411</dc:date>
    <meta:editing-duration>P2DT6H47M53S</meta:editing-duration>
    <meta:editing-cycles>26</meta:editing-cycles>
    <meta:generator>LibreOffice/5.1.6.2$Linux_X86_64 LibreOffice_project/10m0$Build-2</meta:generator>
    <meta:document-statistic meta:table-count="2" meta:image-count="2" meta:object-count="0" meta:page-count="8" meta:paragraph-count="208" meta:word-count="1394" meta:character-count="10038" meta:non-whitespace-character-count="8615"/>
  </office:meta>
</office:document-meta>
</file>